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c13f6" officeooo:paragraph-rsid="001c13f6" style:font-weight-asian="bold" style:font-weight-complex="bold"/>
    </style:style>
    <style:style style:name="P2" style:family="paragraph" style:parent-style-name="Standard">
      <style:paragraph-properties fo:text-align="start" style:justify-single-word="false"/>
      <style:text-properties fo:font-weight="normal" officeooo:rsid="001c13f6" officeooo:paragraph-rsid="001c13f6" style:font-weight-asian="normal" style:font-weight-complex="normal"/>
    </style:style>
    <style:style style:name="P3" style:family="paragraph" style:parent-style-name="Standard">
      <style:paragraph-properties fo:text-align="start" style:justify-single-word="false"/>
      <style:text-properties fo:font-weight="normal" officeooo:rsid="001e558d" officeooo:paragraph-rsid="001e558d" style:font-weight-asian="normal" style:font-weight-complex="normal"/>
    </style:style>
    <style:style style:name="P4" style:family="paragraph" style:parent-style-name="Standard">
      <style:paragraph-properties fo:text-align="start" style:justify-single-word="false"/>
      <style:text-properties fo:font-weight="normal" officeooo:rsid="001e558d" officeooo:paragraph-rsid="00ed160c" style:font-weight-asian="normal" style:font-weight-complex="normal"/>
    </style:style>
    <style:style style:name="P5" style:family="paragraph" style:parent-style-name="Standard">
      <style:paragraph-properties fo:text-align="start" style:justify-single-word="false"/>
      <style:text-properties fo:font-weight="normal" officeooo:rsid="001c13f6" officeooo:paragraph-rsid="01393b57" style:font-weight-asian="normal" style:font-weight-complex="normal"/>
    </style:style>
    <style:style style:name="P6" style:family="paragraph" style:parent-style-name="Standard">
      <style:paragraph-properties fo:text-align="start" style:justify-single-word="false"/>
      <style:text-properties fo:font-weight="normal" officeooo:rsid="001e558d" officeooo:paragraph-rsid="001e558d" style:font-weight-asian="normal" style:font-weight-complex="normal"/>
    </style:style>
    <style:style style:name="P7" style:family="paragraph" style:parent-style-name="Standard">
      <style:paragraph-properties fo:text-align="start" style:justify-single-word="false"/>
      <style:text-properties fo:font-weight="normal" officeooo:rsid="001e558d" officeooo:paragraph-rsid="013b21ff" style:font-weight-asian="normal" style:font-weight-complex="normal"/>
    </style:style>
    <style:style style:name="P8" style:family="paragraph" style:parent-style-name="Standard">
      <style:paragraph-properties fo:text-align="start" style:justify-single-word="false"/>
      <style:text-properties fo:font-weight="normal" officeooo:rsid="001e558d" officeooo:paragraph-rsid="013f1db7" style:font-weight-asian="normal" style:font-weight-complex="normal"/>
    </style:style>
    <style:style style:name="P9" style:family="paragraph" style:parent-style-name="Standard">
      <style:paragraph-properties fo:text-align="start" style:justify-single-word="false"/>
      <style:text-properties fo:font-weight="normal" officeooo:rsid="01427e60" officeooo:paragraph-rsid="01427e60" style:font-weight-asian="normal" style:font-weight-complex="normal"/>
    </style:style>
    <style:style style:name="P10" style:family="paragraph" style:parent-style-name="Standard">
      <style:paragraph-properties fo:text-align="start" style:justify-single-word="false"/>
      <style:text-properties fo:font-weight="normal" officeooo:rsid="0147ea0c" officeooo:paragraph-rsid="0147ea0c" style:font-weight-asian="normal" style:font-weight-complex="normal"/>
    </style:style>
    <style:style style:name="P11" style:family="paragraph" style:parent-style-name="Standard">
      <style:paragraph-properties fo:text-align="center" style:justify-single-word="false"/>
      <style:text-properties officeooo:paragraph-rsid="001c13f6"/>
    </style:style>
    <style:style style:name="P12" style:family="paragraph" style:parent-style-name="Standard">
      <style:paragraph-properties fo:text-align="start" style:justify-single-word="false"/>
      <style:text-properties officeooo:paragraph-rsid="01393b57"/>
    </style:style>
    <style:style style:name="T1" style:family="text">
      <style:text-properties officeooo:rsid="001dedb0"/>
    </style:style>
    <style:style style:name="T2" style:family="text">
      <style:text-properties style:text-position="super 58%" officeooo:rsid="004573c7"/>
    </style:style>
    <style:style style:name="T3" style:family="text">
      <style:text-properties style:text-position="super 58%" fo:font-weight="normal" officeooo:rsid="013b21ff" style:font-weight-asian="normal" style:font-weight-complex="normal"/>
    </style:style>
    <style:style style:name="T4" style:family="text">
      <style:text-properties style:text-position="super 58%" officeooo:rsid="01441d68"/>
    </style:style>
    <style:style style:name="T5" style:family="text">
      <style:text-properties style:text-position="super 58%" officeooo:rsid="01443a2c"/>
    </style:style>
    <style:style style:name="T6" style:family="text">
      <style:text-properties style:text-position="super 58%" officeooo:rsid="014626e7"/>
    </style:style>
    <style:style style:name="T7" style:family="text">
      <style:text-properties officeooo:rsid="00332d68"/>
    </style:style>
    <style:style style:name="T8" style:family="text">
      <style:text-properties officeooo:rsid="00365068"/>
    </style:style>
    <style:style style:name="T9" style:family="text">
      <style:text-properties officeooo:rsid="00424ee6"/>
    </style:style>
    <style:style style:name="T10" style:family="text">
      <style:text-properties officeooo:rsid="0043b6b8"/>
    </style:style>
    <style:style style:name="T11" style:family="text">
      <style:text-properties officeooo:rsid="004573c7"/>
    </style:style>
    <style:style style:name="T12" style:family="text">
      <style:text-properties officeooo:rsid="004729f0"/>
    </style:style>
    <style:style style:name="T13" style:family="text">
      <style:text-properties officeooo:rsid="004dadc2"/>
    </style:style>
    <style:style style:name="T14" style:family="text">
      <style:text-properties officeooo:rsid="00523fce"/>
    </style:style>
    <style:style style:name="T15" style:family="text">
      <style:text-properties officeooo:rsid="00574b9f"/>
    </style:style>
    <style:style style:name="T16" style:family="text">
      <style:text-properties officeooo:rsid="005e2b00"/>
    </style:style>
    <style:style style:name="T17" style:family="text">
      <style:text-properties officeooo:rsid="00863bb4"/>
    </style:style>
    <style:style style:name="T18" style:family="text">
      <style:text-properties officeooo:rsid="00908941"/>
    </style:style>
    <style:style style:name="T19" style:family="text">
      <style:text-properties officeooo:rsid="00930e57"/>
    </style:style>
    <style:style style:name="T20" style:family="text">
      <style:text-properties officeooo:rsid="0093ac2b"/>
    </style:style>
    <style:style style:name="T21" style:family="text">
      <style:text-properties officeooo:rsid="00a54fc2"/>
    </style:style>
    <style:style style:name="T22" style:family="text">
      <style:text-properties officeooo:rsid="00a6d9c9"/>
    </style:style>
    <style:style style:name="T23" style:family="text">
      <style:text-properties officeooo:rsid="00bdeee3"/>
    </style:style>
    <style:style style:name="T24" style:family="text">
      <style:text-properties officeooo:rsid="00be6e06"/>
    </style:style>
    <style:style style:name="T25" style:family="text">
      <style:text-properties officeooo:rsid="00bf54a7"/>
    </style:style>
    <style:style style:name="T26" style:family="text">
      <style:text-properties officeooo:rsid="00e47f02"/>
    </style:style>
    <style:style style:name="T27" style:family="text">
      <style:text-properties officeooo:rsid="00e65323"/>
    </style:style>
    <style:style style:name="T28" style:family="text">
      <style:text-properties style:text-underline-style="none" officeooo:rsid="00e47f02"/>
    </style:style>
    <style:style style:name="T29" style:family="text">
      <style:text-properties style:text-underline-style="none" officeooo:rsid="00e65323"/>
    </style:style>
    <style:style style:name="T30" style:family="text">
      <style:text-properties style:text-underline-style="none" fo:font-weight="normal" officeooo:rsid="01393b57" style:font-weight-asian="normal" style:font-weight-complex="normal"/>
    </style:style>
    <style:style style:name="T31" style:family="text">
      <style:text-properties officeooo:rsid="00e66c24"/>
    </style:style>
    <style:style style:name="T32" style:family="text">
      <style:text-properties officeooo:rsid="00ed160c"/>
    </style:style>
    <style:style style:name="T33" style:family="text">
      <style:text-properties officeooo:rsid="00ed247c"/>
    </style:style>
    <style:style style:name="T34" style:family="text">
      <style:text-properties officeooo:rsid="00fafc9d"/>
    </style:style>
    <style:style style:name="T35" style:family="text">
      <style:text-properties officeooo:rsid="0100b23f"/>
    </style:style>
    <style:style style:name="T36" style:family="text">
      <style:text-properties officeooo:rsid="0107c41b"/>
    </style:style>
    <style:style style:name="T37" style:family="text">
      <style:text-properties officeooo:rsid="01091917"/>
    </style:style>
    <style:style style:name="T38" style:family="text">
      <style:text-properties officeooo:rsid="01298058"/>
    </style:style>
    <style:style style:name="T39" style:family="text">
      <style:text-properties officeooo:rsid="012a1c0f"/>
    </style:style>
    <style:style style:name="T40" style:family="text">
      <style:text-properties officeooo:rsid="012b1f68"/>
    </style:style>
    <style:style style:name="T41" style:family="text">
      <style:text-properties style:text-underline-style="solid" style:text-underline-width="auto" style:text-underline-color="font-color" officeooo:rsid="004dadc2"/>
    </style:style>
    <style:style style:name="T42" style:family="text">
      <style:text-properties style:text-underline-style="solid" style:text-underline-width="auto" style:text-underline-color="font-color" fo:font-weight="normal" officeooo:rsid="01393b57" style:font-weight-asian="normal" style:font-weight-complex="normal"/>
    </style:style>
    <style:style style:name="T43" style:family="text">
      <style:text-properties style:text-underline-style="solid" style:text-underline-width="auto" style:text-underline-color="font-color" officeooo:rsid="013b21ff"/>
    </style:style>
    <style:style style:name="T44" style:family="text">
      <style:text-properties style:text-underline-style="solid" style:text-underline-width="auto" style:text-underline-color="font-color" officeooo:rsid="001dedb0"/>
    </style:style>
    <style:style style:name="T45" style:family="text">
      <style:text-properties officeooo:rsid="01317c3d"/>
    </style:style>
    <style:style style:name="T46" style:family="text">
      <style:text-properties fo:font-weight="bold" officeooo:rsid="001c13f6" style:font-weight-asian="bold" style:font-weight-complex="bold"/>
    </style:style>
    <style:style style:name="T47" style:family="text">
      <style:text-properties fo:font-weight="bold" officeooo:rsid="01393b57" style:font-weight-asian="bold" style:font-weight-complex="bold"/>
    </style:style>
    <style:style style:name="T48" style:family="text">
      <style:text-properties fo:font-weight="normal" officeooo:rsid="001c13f6" style:font-weight-asian="normal" style:font-weight-complex="normal"/>
    </style:style>
    <style:style style:name="T49" style:family="text">
      <style:text-properties fo:font-weight="normal" officeooo:rsid="01393b57" style:font-weight-asian="normal" style:font-weight-complex="normal"/>
    </style:style>
    <style:style style:name="T50" style:family="text">
      <style:text-properties fo:font-weight="normal" officeooo:rsid="013b21ff" style:font-weight-asian="normal" style:font-weight-complex="normal"/>
    </style:style>
    <style:style style:name="T51" style:family="text">
      <style:text-properties officeooo:rsid="013b21ff"/>
    </style:style>
    <style:style style:name="T52" style:family="text">
      <style:text-properties officeooo:rsid="013d8594"/>
    </style:style>
    <style:style style:name="T53" style:family="text">
      <style:text-properties officeooo:rsid="013db6dd"/>
    </style:style>
    <style:style style:name="T54" style:family="text">
      <style:text-properties officeooo:rsid="013f1db7"/>
    </style:style>
    <style:style style:name="T55" style:family="text">
      <style:text-properties officeooo:rsid="0140a1a3"/>
    </style:style>
    <style:style style:name="T56" style:family="text">
      <style:text-properties officeooo:rsid="01427e60"/>
    </style:style>
    <style:style style:name="T57" style:family="text">
      <style:text-properties officeooo:rsid="014402f5"/>
    </style:style>
    <style:style style:name="T58" style:family="text">
      <style:text-properties officeooo:rsid="01441d68"/>
    </style:style>
    <style:style style:name="T59" style:family="text">
      <style:text-properties officeooo:rsid="01443a2c"/>
    </style:style>
    <style:style style:name="T60" style:family="text">
      <style:text-properties officeooo:rsid="0145479c"/>
    </style:style>
    <style:style style:name="T61" style:family="text">
      <style:text-properties officeooo:rsid="014626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6">« </text:span><text:span text:style-name="T47">Oh ! Je fus comme fou </text:span><text:span text:style-name="T46">»</text:span></text:p>
      <text:p text:style-name="P1"/>
      <text:p text:style-name="P12"><text:span text:style-name="T48"><text:tab/></text:span><text:span text:style-name="T49">Le poème dont je vais vous faire l’</text:span><text:span text:style-name="T50">explication </text:span><text:span text:style-name="T49">aujourd’hui, </text:span><text:span text:style-name="T50">intitulé </text:span><text:span text:style-name="T49">« Oh ! Je fus comme fou », </text:span><text:span text:style-name="T50">est le 4</text:span><text:span text:style-name="T3">e</text:span><text:span text:style-name="T50"> du </text:span><text:span text:style-name="T49">livre IV des </text:span><text:span text:style-name="T42">Contemplations</text:span><text:span text:style-name="T30">, recueil de poèmes écrit par Victor Hugo.</text:span></text:p>
      <text:p text:style-name="P5"/>
      <text:p text:style-name="P2"/>
      <text:p text:style-name="P3">Je vais procéder à la lecture du poème.</text:p>
      <text:p text:style-name="P3"/>
      <text:p text:style-name="P3"/>
      <text:p text:style-name="P7"><text:tab/><text:span text:style-name="T1">Victor Hugo écrit </text:span><text:span text:style-name="T43">L</text:span><text:span text:style-name="T44">es Contemplations</text:span><text:span text:style-name="T1"> </text:span><text:span text:style-name="T51">a</text:span><text:span text:style-name="T1">u </text:span><text:span text:style-name="T51">cours du </text:span><text:span text:style-name="T1">XIXe siècle, alors qu’il est en exil, suite au coup d’état de Napoléon. Cette œuvre est constituée de six livres. </text:span><text:span text:style-name="T51">Le IVe s’intitule donc « Pauca meae » ce qui peut se traduire par « Quelques vers pour ma chérie ». En effet, ce livre est dedié à sa fille Léopoldine défunte. Elle disparut tragiquement le 4 septembre 1843, </text:span><text:span text:style-name="T52">noyée accidentellement dans la Seine.</text:span></text:p>
      <text:p text:style-name="P7"><text:tab/>« <text:span text:style-name="T52">Oh ! Je fus comme fou » dit le refus de la mort de l’être cher et plus particulièrement son caractère scandaleux quand il s’agit de la mort des enfants. Le poète exprime un absolu de la souffrance </text:span><text:span text:style-name="T53">humaine en des accents poignants. Le texte est ainsi unifié par le ton de cette déploration violente. Il se présente comme un véritable cri lancinant qui transperce l’âme d’un père pour iradier au-delà de lui en s’adressant à l’humanité toute enti</text:span><text:span text:style-name="T54">ère et tenter de s’élever jusqu’à Dieu pour l’interpeller. La richesse interprétative du poème consiste ainsi à déployer le monologue d’une âme révoltée qui souffre contre l’injustice métaphysique suprême que consitutue la disparition prématurée d’un enfant. La dimension lyrique et élégiaque du texte se déploie aussi dans une forme brève et simple pour dire subtilement le désespoir universel de l’être humain et le tragique inacceptable de sa condition.</text:span></text:p>
      <text:p text:style-name="P7"><text:tab/><text:span text:style-name="T54">PROB ?</text:span></text:p>
      <text:p text:style-name="P8"><text:tab/><text:span text:style-name="T54">Nous analyserons tout d’abord l’expression de la souffrance d’un père et la communion universelle dans le désespoir (v. 1 → v. 5), puis la description de ce désespoir en proie à un état de sidération (v. 6 → v. 11). </text:span><text:span text:style-name="T55">Ensuite, nous comprendrons comment la présence de Léopoldine l’obsèd</text:span><text:span text:style-name="T56">e (v. 12 → v. 16)</text:span><text:span text:style-name="T55"> et enfin, </text:span><text:span text:style-name="T56">nous verrons le refus de l’acceptation de la mort (v.17 → v. 20).</text:span></text:p>
      <text:p text:style-name="P8"/>
      <text:p text:style-name="P8"/>
      <text:p text:style-name="P9"><text:tab/>Le premier mouvement du vers 1 au vers 5 exprime la souffrance poignante d’une père et la communion universelle dans le désespoir. <text:span text:style-name="T57">Le caractère violent de cette souffrance s’exprime dans un cri inaugural par l’emploi de l’interjection « Oh ! », doublée par « Hélas ! » au vers 2. L’intensité de ce mouvement repose sur la direction que prend la souffrance : elle part de l’interiorité de l’âme du poète pour se déployer au-delà de lui dans une adresse universelle à tout les parents qui ont vécu l’expreience tragique du deuil de leur enfant. Ce mouvement binaire se marque vers 4 et 5 dans le rythme et en particulier au vers 5 où la coupe à l’hémistiche, c’est à dire exactement au milieu du vers, à la sixième syllabe, met en parallèle, de manière symétrique , la souffrance individuelle du poète et la souffrance universelle. Le caractère poignant de la souffrance de Victor Hugo ancre donc d’emblée le texte dans le registre pathétique et élégiaque. L’intensité du pathétique rendue sensible également par le ton emphatique que génèrent les exclamations et les phrases interrogatives qui ont pour fonction à la fois de toucher tous les Hommes en les interpellant et aussi de se transformer, presque en phrases exclamatives. </text:span><text:span text:style-name="T58">Le rythme interne des vers, par ses irrégularités, témoigne du caractère destructeur de la souffrance, qui fait perdre son unité à la parole. Exemple de découpage : du vers 1 : 1, 2, 3, 6 ; du vers 4 : 2, 2, 2, 3, 3. Le registre pathétique et élégiaque du texte s’amplifie ainsi à partir du vers 6 jusqu’au vers 11 pour décrire le désespoir du poète.</text:span></text:p>
      <text:p text:style-name="P9"><text:tab/><text:span text:style-name="T58">En effet, dans le 2</text:span><text:span text:style-name="T4">e</text:span><text:span text:style-name="T58"> mvt, ce désespoir est décrit en proie à un état de sidérationn du vers 6 au vers 11. On voit que le poète inscrit son déséspoir sur un durée vaste. En effet, il utilise l’imparfait (« voulais » ; « révoltais ») pour le décrire et le fixer dans une temporalité étendue. </text:span><text:span text:style-name="T59">Les 2 adj « terrible » et « horrible » ainsi que le « Non ! » exclamatif et mis en valeur par la parole rapportée au discours direct le soulignent également. Dans les vers 10 et 11, VH va jusqu’à interpeller Dieu et </text:span><text:soft-page-break/><text:span text:style-name="T59">lui reproche son incapabilité d’agir face à son deséspoir individuel mais également au désespoir universel de toutes les âmes souffrantes dont il parle. Celui là s’amplifie également pour obséder VH.</text:span></text:p>
      <text:p text:style-name="P9"><text:tab/><text:span text:style-name="T59">En effet, dans le 3</text:span><text:span text:style-name="T5">e</text:span><text:span text:style-name="T59"> mvt (du vers 12 au vers 16), la présence de Léopoldine l’obsède malgré la mort. Le poète est désespéré au point d’imaginer sa fille véritablement vivante. Il l’imagine en effet réaliser des a</text:span><text:span text:style-name="T60">ctions </text:span><text:span text:style-name="T61">concrètes (« rire » ; « entrer ») dans des lieux concrets, proches du poète (« chambre à côté » ; « cette porte »). Cette obsession est également fixée sur une vaste temporalité, en témoignent les verbes conjugués à l’imparfait de chaque vers.</text:span></text:p>
      <text:p text:style-name="P9"><text:tab/><text:span text:style-name="T61">Dans le 4</text:span><text:span text:style-name="T6">e</text:span><text:span text:style-name="T61"> et dernier mvt (du vers 17 au vers 20), son obsession le conduit vers le refus de l’acceptation de la mort. Effectivement, le poète, même si il sait au fond de lui que ce n’est pas véritable, s’imagine sa fille arriver à tout moment et a comme des hallucinations auditives : « elle a parlé » ; « le bruit de sa main ». Le rythme de cette partie du poème est morcelé en une accumulation de phrases exclamatives laissant retenir la respiration || retenant la respiration du lecteur pour écouter, dans une atmoshpère de suspense, la présence de Léopoldine.</text:span></text:p>
      <text:p text:style-name="P9"/>
      <text:p text:style-name="P9"/>
      <text:p text:style-name="P9"><text:tab/><text:span text:style-name="T61">Le poète exprime donc dans ce poème sa souffrance poignante ainsi que son désespoir le conduisant vers le refus de la mort de sa fille en étant obsédé par sa présence. Cette déploration se présente sous la forme d’un cri universel et non interiorisé contrairement à « Demain dès l’aube ».</text:span></text:p>
      <text:p text:style-name="P10">Ce cri s’unteriorisera au fur et a mesure de la chronologie de l’oeuvre pour s’exprimer … dans demain des l’aub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3-09T11:16:02.405138133</meta:creation-date>
    <meta:generator>LibreOffice/6.4.3.2$Windows_X86_64 LibreOffice_project/747b5d0ebf89f41c860ec2a39efd7cb15b54f2d8</meta:generator>
    <dc:date>2022-06-21T13:32:07.864000000</dc:date>
    <meta:editing-duration>P1DT13H32M24S</meta:editing-duration>
    <meta:editing-cycles>54</meta:editing-cycles>
    <meta:document-statistic meta:table-count="0" meta:image-count="0" meta:object-count="0" meta:page-count="2" meta:paragraph-count="13" meta:word-count="1002" meta:character-count="5658" meta:non-whitespace-character-count="4659"/>
  </office:meta>
</office:document-meta>
</file>